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style:font-name="arial" fo:font-size="16pt" style:font-name-asian="arial" style:font-size-asian="16pt" style:font-name-complex="arial" style:font-size-complex="16pt"/>
    </style:style>
    <style:style style:name="P3" style:family="paragraph" style:parent-style-name="reference"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P4" style:family="paragraph" style:parent-style-name="Obj_5f_Title_20_2" style:master-page-name="Standard">
      <style:paragraph-properties style:page-number="auto"/>
      <style:text-properties style:font-name="arial" fo:font-size="16pt" style:font-name-asian="arial" style:font-size-asian="16pt" style:font-name-complex="arial" style:font-size-complex="16pt"/>
    </style:style>
    <style:style style:name="P5" style:family="paragraph" style:parent-style-name="default"/>
    <style:style style:name="P6" style:family="paragraph" style:parent-style-name="default">
      <style:text-properties style:font-name="arial" fo:font-size="12pt" style:font-name-asian="arial" style:font-size-asian="12pt" style:font-name-complex="arial" style:font-size-complex="12pt"/>
    </style:style>
    <style:style style:name="P7" style:family="paragraph" style:parent-style-name="default">
      <style:text-properties style:font-name="arial" fo:font-size="12pt" fo:background-color="#ffff00" style:font-name-asian="arial" style:font-size-asian="12pt" style:font-name-complex="arial" style:font-size-complex="12pt"/>
    </style:style>
    <style:style style:name="P8" style:family="paragraph" style:parent-style-name="default">
      <style:text-properties style:font-name="arial" fo:font-size="12pt" fo:background-color="#ffff00" style:font-name-asian="arial" style:font-size-asian="12pt" style:font-name-complex="arial" style:font-size-complex="12pt"/>
    </style:style>
    <style:style style:name="P9" style:family="paragraph" style:parent-style-name="default">
      <style:text-properties style:font-name="arial" fo:font-size="12pt" fo:background-color="#ffff00" style:font-name-asian="arial" style:font-size-asian="12pt" style:font-name-complex="arial" style:font-size-complex="12pt"/>
    </style:style>
    <style:style style:name="P10" style:family="paragraph" style:parent-style-name="default">
      <style:text-properties style:font-name="arial" fo:font-size="12pt" fo:background-color="#ffff00" style:font-name-asian="arial" style:font-size-asian="12pt" style:font-name-complex="arial" style:font-size-complex="12pt"/>
    </style:style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d1222872673472:32911"/>GoalModel : definition</text:p>
      <text:p text:style-name="P2">$$ A mettre dans le goal model $$</text:p>
      <text:p text:style-name="P5"><text:bookmark-start text:name="Id1222872673472:3942"/></text:p>
      <text:p text:style-name="P3"><text:bookmark-end text:name="Id1222872673472:3942"/><text:bookmark text:name="Id1222872673472:35224"/><text:bookmark text:name="Id1222872673472:34113"/>Achieve[AmbulanceAvailabilityRecordedWhenAmbulanceAvailabilitySent]</text:p>
      <text:p text:style-name="P1">The ambulance avaibility is eventually recorded in the system when the availability status is sent.</text:p>
      <text:p text:style-name="P6">----------------------------------</text:p>
      <text:p text:style-name="P3">Achieve[AmbulanceAvailabilitySent]</text:p>
      <text:p text:style-name="Standard"><text:span text:style-name="T1">The ambulance avaibility is eventually sent when the ambulance is no longer mobilized.</text:span> </text:p>
      <text:p text:style-name="P6">----------------------------------</text:p>
      <text:p text:style-name="P3">Achieve[AmbulanceMobilizedWhenIncidentInfoKnown]</text:p>
      <text:p text:style-name="P6">Once the information is <text:span text:style-name="T1">known</text:span>, the right ambulance and his crew are eventually mobilized<text:span text:style-name="T1">.</text:span></text:p>
      <text:p text:style-name="P6">----------------------------------</text:p>
      <text:p text:style-name="P3">Achieve[AmbulanceOnSceneWhenAmbulanceMobilized]</text:p>
      <text:p text:style-name="P1">Ambulance eventually arrived on the scene when the ambulance is mobilized by the system.</text:p>
      <text:p text:style-name="P6">----------------------------------</text:p>
      <text:p text:style-name="P3">Achieve[AmbulancePositionRecordedWhenAmbulancePositionSent]</text:p>
      <text:p text:style-name="P1">The position of the ambulance is eventually recorded in the system when ambulance is sent.</text:p>
      <text:p text:style-name="P6">----------------------------------</text:p>
      <text:p text:style-name="P3">Achieve[AmbulancePositionSent]</text:p>
      <text:p text:style-name="P1">The position of the ambulance is eventually sent.</text:p>
      <text:p text:style-name="P6">----------------------------------</text:p>
      <text:p text:style-name="P3">Achieve[AppropriateMedicalCareAreGivenQuickly]</text:p>
      <text:p text:style-name="P7">According to the standard, appropriate medical care are given quickly. An ambulance must arrive at the scene within 14 of the call commencing on 95% of occasion. An ambulance must arrive at the scene within 8 minutes of the call commencing on 50% of occasions.</text:p>
      <text:p text:style-name="P6">----------------------------------</text:p>
      <text:p text:style-name="P3">Achieve[AppropriateMedicalCareGivenWhenAmbulanceOnScene]</text:p>
      <text:p text:style-name="P1">The appropriate medical care are eventually given to the victim by the ambulance crew once the ambulance arrived on scene</text:p>
      <text:p text:style-name="P6">----------------------------------</text:p>
      <text:p text:style-name="P3">Achieve[BestAmbulanceChosenWhenIncidentInfoKnown]</text:p>
      <text:p text:style-name="P6">All available<text:span text:style-name="T1"> </text:span>ambulances of the right kind are eventually <text:span text:style-name="T1">chosen</text:span></text:p>
      <text:p text:style-name="P6">----------------------------------</text:p>
      <text:p text:style-name="P3">Achieve[IncidentInfoKnownWhenCallReceived]</text:p>
      <text:p text:style-name="P7">For every call received all needed information about the incident are eventually recorded.</text:p>
      <text:p text:style-name="P6">----------------------------------</text:p>
      <text:p text:style-name="P3">Achieve[IncidentInfoProcessedWhenIncidentInfoRecorded]</text:p>
      <text:p text:style-name="P7">After the first contact is made, the operator is eventually able to extract all the needed information from the caller</text:p>
      <text:p text:style-name="P6">----------------------------------</text:p>
      <text:p text:style-name="P3">Achieve[InformationReadWhenMobilizationOrderSent]</text:p>
      <text:p text:style-name="P1">The mobilization order sent by the system to the ambulance crew is eventually read by the ambulance crew.</text:p>
      <text:p text:style-name="P6">----------------------------------</text:p>
      <text:p text:style-name="P3">Achieve[MobilizationOrderReceivedWhenMobilizationOrderSent]</text:p>
      <text:p text:style-name="P1"><text:soft-page-break/>The mobilization order is eventually received when it was sent from the system.</text:p>
      <text:p text:style-name="P6">----------------------------------</text:p>
      <text:p text:style-name="P3">Achieve[MobilizationOrderSentWhenAmbulanceCrewContacted]</text:p>
      <text:p text:style-name="P1">The mobilization order is eventually sent once the first contact was made with the ambulance crew.</text:p>
      <text:p text:style-name="P6">----------------------------------</text:p>
      <text:p text:style-name="P3">Achieve[MobilizationOrderTransmittedToAmbulanceCrew]</text:p>
      <text:p text:style-name="P7">The mobilization order is enventually transmitted to the ambulance crew.</text:p>
      <text:p text:style-name="P6">----------------------------------</text:p>
      <text:p text:style-name="P3">AmbulanceAvailabilityKnownWhenAmbulanceAvailabilityRecorded</text:p>
      <text:p text:style-name="P1">The ambulance availability is known when the ambulance availability is recorded in the system</text:p>
      <text:p text:style-name="P6">----------------------------------</text:p>
      <text:p text:style-name="P3">AmbulanceKindKnown</text:p>
      <text:p text:style-name="P1">The kind of the ambulance is always known by the system.</text:p>
      <text:p text:style-name="P6">----------------------------------</text:p>
      <text:p text:style-name="P3">AmbulancePositionKnownWhenAmbulancePositionRecorded</text:p>
      <text:p text:style-name="P1">The position of an ambulance is considered as known when the ambulance position is recorded in the system.</text:p>
      <text:p text:style-name="P6">----------------------------------</text:p>
      <text:p text:style-name="P3">BestAmbulanceChosen</text:p>
      <text:p text:style-name="P1">The best ambulance is chosen. The best ambulance is the available ambulance of the right kind which may arrive quickly on the scene.</text:p>
      <text:p text:style-name="P6">----------------------------------</text:p>
      <text:p text:style-name="P3">IncidentInfoKnownWhenProcessed</text:p>
      <text:p text:style-name="P1">The incident information are considered as known when the incident information are processed by the system.</text:p>
      <text:p text:style-name="P6">----------------------------------</text:p>
      <text:p text:style-name="P3">InformationTransmittedWhenInformationReceived</text:p>
      <text:p text:style-name="P1">The mobilization order is considered as transmitted when the mobilization order was received by the ambulance crew.</text:p>
      <text:p text:style-name="P6">----------------------------------</text:p>
      <text:p text:style-name="P3">Maintain[AmbulanceAvailabilityKnown]</text:p>
      <text:p text:style-name="P1">The ambulance availability is always known by the system.</text:p>
      <text:p text:style-name="P6">----------------------------------</text:p>
      <text:p text:style-name="P3">Maintain[AmbulancePositionKnown]</text:p>
      <text:p text:style-name="P1">The ambulance position is always known by the system.</text:p>
      <text:p text:style-name="P6">----------------------------------</text:p>
      <text:p text:style-name="P3">MobilizedWhenAmbulanceCrewReceivedInformation</text:p>
      <text:p text:style-name="Standard"><text:span text:style-name="T1">The ambulance is mobilized when the ambulance crew received the mobilization ord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reference" style:family="paragraph" style:nex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Obj_5f_Glossary_20_text" style:display-name="Obj_Glossary tex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List_20_Number_20_5" style:display-name="Obj_List Number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_20_3" style:display-name="Obj_List Continue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GoalRef" style:display-name="Obj_GoalRef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icture_20_link" style:display-name="picture link" style:family="paragraph" style:next-style-name="Standard">
      <style:paragraph-properties fo:text-align="start" style:justify-single-word="false"/>
      <style:text-properties fo:color="#00ffff" style:font-name="arial" fo:font-size="12pt" style:text-underline-style="solid" style:text-underline-width="auto" style:text-underline-color="font-color" style:font-name-asian="arial" style:font-size-asian="12pt" style:font-name-complex="arial" style:font-size-complex="12pt"/>
    </style:style>
    <style:style style:name="Obj_5f_Glossary_20_entry" style:display-name="Obj_Glossary entry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2" style:display-name="Obj_Title 2" style:family="paragraph" style:next-style-name="Standard">
      <style:paragraph-properties fo:text-align="start" style:justify-single-word="false"/>
      <style:text-properties style:font-name="arial" fo:font-size="16pt" style:font-name-asian="arial" style:font-size-asian="16pt" style:font-name-complex="arial" style:font-size-complex="16pt"/>
    </style:style>
    <style:style style:name="Obj_5f_InfoBlue" style:display-name="Obj_InfoBlue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Bullet" style:display-name="Obj_List Bullet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" style:display-name="Obj_List Continue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Bullet_20_5" style:display-name="Obj_List Bullet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4" style:display-name="Obj_List Number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2" style:display-name="Obj_List Number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hypertext_20_link" style:display-name="hypertext link" style:family="paragraph" style:next-style-name="Standard">
      <style:paragraph-properties fo:text-align="start" style:justify-single-word="false"/>
      <style:text-properties fo:color="#00ffff" style:font-name="arial" fo:font-size="12pt" style:text-underline-style="solid" style:text-underline-width="auto" style:text-underline-color="font-color" style:font-name-asian="arial" style:font-size-asian="12pt" style:font-name-complex="arial" style:font-size-complex="12pt"/>
    </style:style>
    <style:style style:name="Obj_5f_GoalInline" style:display-name="Obj_GoalInline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Goal" style:display-name="Obj_Goal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9" style:display-name="Obj_Title 9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List_20_Bullet_20_2" style:display-name="Obj_List Bullet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" style:display-name="Obj_Title" style:family="paragraph" style:next-style-name="Standard">
      <style:paragraph-properties fo:text-align="start" style:justify-single-word="false"/>
      <style:text-properties style:font-name="arial" fo:font-size="20pt" fo:font-weight="bold" style:font-name-asian="arial" style:font-size-asian="20pt" style:font-weight-asian="bold" style:font-name-complex="arial" style:font-size-complex="20pt" style:font-weight-complex="bold"/>
    </style:style>
    <style:style style:name="Obj_5f_ConstraintText" style:display-name="Obj_ConstraintTex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default" style:family="paragraph" style:next-style-name="Standard">
      <style:paragraph-properties fo:text-align="start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Obj_5f_ConstraintRef" style:display-name="Obj_ConstraintRef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4" style:display-name="Obj_Title 4" style:family="paragraph" style:next-style-name="Standard">
      <style:paragraph-properties fo:text-align="start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Obj_5f_Caption" style:display-name="Obj_Caption" style:family="paragraph" style:next-style-name="Standard">
      <style:paragraph-properties fo:text-align="start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Obj_5f_List_20_Continue_20_2" style:display-name="Obj_List Continue 2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_20_1" style:display-name="Obj_Title 1" style:family="paragraph" style:next-style-name="Standard">
      <style:paragraph-properties fo:text-align="start" style:justify-single-word="false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Obj_5f_List_20_Continue_20_5" style:display-name="Obj_List Continue 5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Continue_20_4" style:display-name="Obj_List Continue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Normal" style:display-name="Obj_Normal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8" style:display-name="Obj_Title 8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Title_20_3" style:display-name="Obj_Title 3" style:family="paragraph" style:next-style-name="Standard">
      <style:paragraph-properties fo:text-align="start" style:justify-single-word="false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Obj_5f_List_20_Bullet_20_3" style:display-name="Obj_List Bullet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List_20_Number_20_3" style:display-name="Obj_List Number 3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Title_20_6" style:display-name="Obj_Title 6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Title_20_7" style:display-name="Obj_Title 7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Obj_5f_Constraint" style:display-name="Obj_Constraint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List_20_Bullet_20_4" style:display-name="Obj_List Bullet 4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Obj_5f_Undefined" style:display-name="Obj_Undefined" style:family="paragraph" style:next-style-name="Standard">
      <style:paragraph-properties fo:text-align="start" style:justify-single-word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Obj_5f_Title_20_5" style:display-name="Obj_Title 5" style:family="paragraph" style:next-style-name="Standard">
      <style:paragraph-properties fo:text-align="start" style:justify-single-word="false"/>
      <style:text-properties style:font-name="times new roman" fo:font-size="11pt" style:font-name-asian="times new roman" style:font-size-asian="11pt" style:font-name-complex="times new roman" style:font-size-complex="11pt"/>
    </style:style>
    <style:style style:name="broken_20_reference" style:display-name="broken reference" style:family="paragraph" style:next-style-name="Standard">
      <style:paragraph-properties fo:text-align="start" style:justify-single-word="false"/>
      <style:text-properties fo:color="#00ff00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 style:font-size-complex="12pt" style:font-weight-complex="bold"/>
    </style:style>
    <style:style style:name="Obj_5f_List_20_Number" style:display-name="Obj_List Number" style:family="paragraph" style:next-style-name="Standard">
      <style:paragraph-properties fo:text-align="start" style:justify-single-word="false"/>
      <style:text-properties style:font-name="times new roman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34in" fo:page-height="11.6929in" style:num-format="1" style:print-orientation="portrait" fo:margin-top="1in" fo:margin-bottom="0.5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ntoine Cailliau</dc:creator>
    <dc:date>2008-10-14T11:38:5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73" meta:word-count="422" meta:character-count="4231"/>
  </office:meta>
</office:document-meta>
</file>